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rsid="001bd4f6" officeooo:paragraph-rsid="00111ad7" style:font-size-asian="14pt" style:font-style-asian="italic" style:font-size-complex="14pt"/>
    </style:style>
    <style:style style:name="P2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rsid="0014b893" officeooo:paragraph-rsid="00111ad7" style:font-size-asian="14pt" style:language-asian="uk" style:country-asian="UA" style:font-style-asian="italic"/>
    </style:style>
    <style:style style:name="P3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fo:font-style="italic" officeooo:rsid="0014b893" officeooo:paragraph-rsid="00111ad7" style:font-size-asian="14pt" style:language-asian="uk" style:country-asian="UA" style:font-style-asian="italic"/>
    </style:style>
    <style:style style:name="P4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fo:font-style="italic" officeooo:rsid="0014b893" officeooo:paragraph-rsid="00124cce" style:font-size-asian="14pt" style:language-asian="uk" style:country-asian="UA" style:font-style-asian="italic"/>
    </style:style>
    <style:style style:name="P5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fo:font-style="italic" officeooo:paragraph-rsid="00111ad7" style:font-size-asian="14pt" style:language-asian="uk" style:country-asian="UA" style:font-style-asian="italic"/>
    </style:style>
    <style:style style:name="P6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fo:font-style="italic" officeooo:rsid="0014b893" officeooo:paragraph-rsid="00124cce" style:font-size-asian="14pt" style:language-asian="uk" style:country-asian="UA" style:font-style-asian="italic" style:font-size-complex="14pt"/>
    </style:style>
    <style:style style:name="P7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officeooo:paragraph-rsid="00111ad7"/>
    </style:style>
    <style:style style:name="P8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officeooo:paragraph-rsid="00124cce"/>
    </style:style>
    <style:style style:name="P9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fo:font-size="14pt" officeooo:rsid="001bd4f6" officeooo:paragraph-rsid="00111ad7" style:font-size-asian="14pt" style:font-size-complex="14pt"/>
    </style:style>
    <style:style style:name="P10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officeooo:rsid="0014a0a9" officeooo:paragraph-rsid="00111ad7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uk" fo:country="UA" fo:font-style="italic" officeooo:rsid="0014b893" officeooo:paragraph-rsid="0012f48d" style:font-size-asian="14pt" style:language-asian="uk" style:country-asian="UA" style:font-style-asian="italic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paragraph-rsid="00111ad7" style:font-size-asian="14pt" style:font-style-asian="italic"/>
    </style:style>
    <style:style style:name="P13" style:family="paragraph" style:parent-style-name="Standard">
      <style:text-properties fo:font-size="14pt" officeooo:rsid="00261d16" officeooo:paragraph-rsid="00102e1b" style:font-size-asian="14pt" style:font-size-complex="14pt"/>
    </style:style>
    <style:style style:name="P14" style:family="paragraph" style:parent-style-name="Standard">
      <style:text-properties fo:font-size="14pt" officeooo:rsid="001bd4f6" officeooo:paragraph-rsid="00102e1b" style:font-size-asian="14pt" style:font-size-complex="14pt"/>
    </style:style>
    <style:style style:name="P15" style:family="paragraph" style:parent-style-name="Standard">
      <style:text-properties fo:font-size="14pt" officeooo:rsid="001bef35" officeooo:paragraph-rsid="00102e1b" style:font-size-asian="14pt" style:font-size-complex="14pt"/>
    </style:style>
    <style:style style:name="P16" style:family="paragraph" style:parent-style-name="Standard">
      <style:text-properties fo:font-size="14pt" officeooo:rsid="001c30da" officeooo:paragraph-rsid="00102e1b" style:font-size-asian="14pt" style:font-size-complex="14pt"/>
    </style:style>
    <style:style style:name="P17" style:family="paragraph" style:parent-style-name="Standard">
      <style:text-properties fo:font-size="14pt" officeooo:rsid="001dbcca" officeooo:paragraph-rsid="00102e1b" style:font-size-asian="14pt" style:font-size-complex="14pt"/>
    </style:style>
    <style:style style:name="P18" style:family="paragraph" style:parent-style-name="Standard">
      <style:text-properties fo:font-size="14pt" officeooo:rsid="001f5178" officeooo:paragraph-rsid="00102e1b" style:font-size-asian="14pt" style:font-size-complex="14pt"/>
    </style:style>
    <style:style style:name="P19" style:family="paragraph" style:parent-style-name="Standard">
      <style:text-properties fo:font-size="14pt" officeooo:rsid="001ff06e" officeooo:paragraph-rsid="00102e1b" style:font-size-asian="14pt" style:font-size-complex="14pt"/>
    </style:style>
    <style:style style:name="P20" style:family="paragraph" style:parent-style-name="Standard">
      <style:text-properties fo:font-size="14pt" officeooo:rsid="002069d4" officeooo:paragraph-rsid="00102e1b" style:font-size-asian="14pt" style:font-size-complex="14pt"/>
    </style:style>
    <style:style style:name="P21" style:family="paragraph" style:parent-style-name="Standard">
      <style:text-properties fo:font-size="14pt" officeooo:rsid="002bc3c7" officeooo:paragraph-rsid="00102e1b" style:font-size-asian="14pt" style:font-size-complex="14pt"/>
    </style:style>
    <style:style style:name="P22" style:family="paragraph" style:parent-style-name="Standard">
      <style:text-properties fo:font-size="14pt" officeooo:rsid="002457a4" officeooo:paragraph-rsid="00102e1b" style:font-size-asian="14pt" style:font-size-complex="14pt"/>
    </style:style>
    <style:style style:name="P23" style:family="paragraph" style:parent-style-name="Standard">
      <style:text-properties fo:font-size="14pt" officeooo:rsid="002a9ffb" officeooo:paragraph-rsid="00102e1b" style:font-size-asian="14pt" style:font-size-complex="14pt"/>
    </style:style>
    <style:style style:name="P24" style:family="paragraph" style:parent-style-name="Standard">
      <style:text-properties fo:font-size="14pt" officeooo:rsid="002914f9" officeooo:paragraph-rsid="00102e1b" style:font-size-asian="14pt" style:font-size-complex="14pt"/>
    </style:style>
    <style:style style:name="P25" style:family="paragraph" style:parent-style-name="Standard">
      <style:text-properties fo:font-size="14pt" officeooo:rsid="002798d3" officeooo:paragraph-rsid="00102e1b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paragraph-rsid="00111ad7" style:font-size-asian="14pt" style:font-style-asian="italic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paragraph-rsid="00124cce" style:font-size-asian="14pt" style:font-style-asian="italic"/>
    </style:style>
    <style:style style:name="P28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fo:font-style="italic" officeooo:paragraph-rsid="00124cce" style:font-size-asian="14pt" style:language-asian="uk" style:country-asian="UA" style:font-style-asian="italic"/>
    </style:style>
    <style:style style:name="P29" style:family="paragraph" style:parent-style-name="Îcecece3fñf1f1f13fíededed3fîeeeeee3fâe2e2e23fíededed3fîeeeeee3fée9e9e93f_20_òf2f2f23fåe5e5e53fêeaeaea3fñf1f1f13fòf2f2f23f">
      <style:paragraph-properties fo:margin-top="0cm" fo:margin-bottom="0cm" loext:contextual-spacing="false" fo:text-align="justify" style:justify-single-word="false"/>
      <style:text-properties style:font-name="Times New Roman" fo:font-size="14pt" fo:language="uk" fo:country="UA" fo:font-style="italic" officeooo:rsid="0014b893" officeooo:paragraph-rsid="00124cce" style:font-size-asian="14pt" style:font-style-asian="italic"/>
    </style:style>
    <style:style style:name="T1" style:family="text">
      <style:text-properties style:font-name="Times New Roman" fo:language="uk" fo:country="UA" style:font-name-complex="Times New Roman"/>
    </style:style>
    <style:style style:name="T2" style:family="text">
      <style:text-properties style:font-name="Times New Roman" fo:language="uk" fo:country="UA" officeooo:rsid="00263aec" style:font-name-complex="Times New Roman"/>
    </style:style>
    <style:style style:name="T3" style:family="text">
      <style:text-properties style:font-name="Times New Roman" fo:language="uk" fo:country="UA" officeooo:rsid="002d3671" style:font-name-complex="Times New Roman"/>
    </style:style>
    <style:style style:name="T4" style:family="text">
      <style:text-properties style:font-name="Times New Roman" fo:language="uk" fo:country="UA" fo:font-style="italic" style:font-style-asian="italic"/>
    </style:style>
    <style:style style:name="T5" style:family="text">
      <style:text-properties style:font-name="Times New Roman" fo:language="uk" fo:country="UA" fo:font-style="italic" officeooo:rsid="0014b893" style:font-style-asian="italic"/>
    </style:style>
    <style:style style:name="T6" style:family="text">
      <style:text-properties style:font-name="Times New Roman" fo:font-size="14pt" fo:language="ru" fo:country="RU" fo:font-style="italic" style:font-size-asian="14pt" style:language-asian="uk" style:country-asian="UA" style:font-style-asian="italic"/>
    </style:style>
    <style:style style:name="T7" style:family="text">
      <style:text-properties style:font-name="Times New Roman" fo:font-size="14pt" fo:language="uk" fo:country="UA" fo:font-style="italic" style:font-size-asian="14pt" style:font-style-asian="italic"/>
    </style:style>
    <style:style style:name="T8" style:family="text">
      <style:text-properties style:font-name="Times New Roman" fo:font-size="14pt" fo:language="uk" fo:country="UA" fo:font-style="italic" officeooo:rsid="0014b893" style:font-size-asian="14pt" style:font-style-asian="italic"/>
    </style:style>
    <style:style style:name="T9" style:family="text">
      <style:text-properties style:font-name="Times New Roman" fo:font-size="14pt" fo:language="uk" fo:country="UA" fo:font-style="italic" style:font-size-asian="14pt" style:language-asian="uk" style:country-asian="UA" style:font-style-asian="italic"/>
    </style:style>
    <style:style style:name="T10" style:family="text">
      <style:text-properties style:font-name="Times New Roman" fo:language="ru" fo:country="RU" fo:font-style="italic" style:language-asian="uk" style:country-asian="UA" style:font-style-asian="italic"/>
    </style:style>
    <style:style style:name="T11" style:family="text">
      <style:text-properties officeooo:rsid="001bef35"/>
    </style:style>
    <style:style style:name="T12" style:family="text">
      <style:text-properties officeooo:rsid="001bd4f6"/>
    </style:style>
    <style:style style:name="T13" style:family="text">
      <style:text-properties officeooo:rsid="00263aec"/>
    </style:style>
    <style:style style:name="T14" style:family="text">
      <style:text-properties officeooo:rsid="001dbcca"/>
    </style:style>
    <style:style style:name="T15" style:family="text">
      <style:text-properties officeooo:rsid="001f5178"/>
    </style:style>
    <style:style style:name="T16" style:family="text">
      <style:text-properties officeooo:rsid="0021807c"/>
    </style:style>
    <style:style style:name="T17" style:family="text">
      <style:text-properties officeooo:rsid="00229978"/>
    </style:style>
    <style:style style:name="T18" style:family="text">
      <style:text-properties officeooo:rsid="00232f39"/>
    </style:style>
    <style:style style:name="T19" style:family="text">
      <style:text-properties officeooo:rsid="002c1933"/>
    </style:style>
    <style:style style:name="T20" style:family="text">
      <style:text-properties officeooo:rsid="002a9ffb"/>
    </style:style>
    <style:style style:name="T21" style:family="text">
      <style:text-properties officeooo:rsid="0025d7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ідручник</text:p>
      <text:p text:style-name="P14"/>
      <text:p text:style-name="P14">Зміст</text:p>
      <text:p text:style-name="P14"/>
      <text:p text:style-name="P14">1. Лекція 0: Лінійні програми на Сі — 43</text:p>
      <text:p text:style-name="P14">Програма на Сі - що це таке з точки зору стандарту Сі.</text:p>
      <text:p text:style-name="P14">Приклад програми на Сі. З чого вона складається.</text:p>
      <text:p text:style-name="P14">Компіляція програми на Сі.</text:p>
      <text:p text:style-name="P14">Структурні частини програми на Сі: токени, крапки з комою, коментарі,</text:p>
      <text:p text:style-name="P14">ключові слова, пробіли.</text:p>
      <text:p text:style-name="P14">Введення/виведення. С++ введення/виведення. Форматоване введення.</text:p>
      <text:p text:style-name="P14">Форматоване виведення. Бібліотека stdio.h</text:p>
      <text:p text:style-name="P14">Визначення змінної в Cі. Декларація та ініціалізація.</text:p>
      <text:p text:style-name="P14"/>
      <text:p text:style-name="P12">Програма на Сі <text:s/>- що це таке з точки зору стандарту Сі.</text:p>
      <text:p text:style-name="P7"><text:span text:style-name="T6"><text:s text:c="2"/></text:span><text:span text:style-name="T7">Приклад програми на Сі. З чого вона складається.</text:span></text:p>
      <text:p text:style-name="P7"><text:span text:style-name="T6"><text:s text:c="2"/></text:span><text:span text:style-name="T7">Компіляція програми на Сі.</text:span></text:p>
      <text:p text:style-name="P7"><text:span text:style-name="T6"><text:s/></text:span><text:span text:style-name="T7">Структурні частини програми на Сі: токени, крапки з комою, коментарі, ключові слова, пробіли.</text:span></text:p>
      <text:p text:style-name="P7"><text:span text:style-name="T6"><text:s text:c="2"/></text:span><text:span text:style-name="T7">Введення/виведення. С++ введення/виведення. Форматоване введення. Форматоване виведення. Бібліотека <text:s/>stdio.h</text:span></text:p>
      <text:p text:style-name="P1">Визначення змінної в Cі. Декларація та ініціалізація.</text:p>
      <text:p text:style-name="P14"/>
      <text:p text:style-name="P14"/>
      <text:p text:style-name="P14">2. Лекція 1: Цілі типи Сі. Оператори Сі. Умови та цикли. - <text:span text:style-name="T11">25 // 68</text:span></text:p>
      <text:p text:style-name="P14"><text:s/></text:p>
      <text:p text:style-name="P14">Цілі типи Сі. Цілі типи фіксованої довжини. Заголовочний файл stdint.h.</text:p>
      <text:p text:style-name="P14">Цілочисельні константи, введення та виедення. Визначення меж типів за</text:p>
      <text:p text:style-name="P14">допомогою limits.h.</text:p>
      <text:p text:style-name="P14">Переповнення цілих типів та як з ним боротися. Оператор sizeof(). Оператори</text:p>
      <text:p text:style-name="P14">для роботи з дійсним типом.</text:p>
      <text:p text:style-name="P14">Булевий тип на Сі. Модуль stdbool.h. Логічні операції.</text:p>
      <text:p text:style-name="P14">Бітові операції на Сі.</text:p>
      <text:p text:style-name="P14">Розгалудження на Сі. Умовні конструкції if..else, тернарний оператор,</text:p>
      <text:p text:style-name="P14">альтернатива(switch).</text:p>
      <text:p text:style-name="P14">Цикли на Сі. Цикл з передумовою, з післяумовою та з лічильником</text:p>
      <text:p text:style-name="P14"/>
      <text:p text:style-name="P14"/>
      <text:p text:style-name="P12">Дійсні типи даних.</text:p>
      <text:p text:style-name="P10"><text:span text:style-name="T6"><text:s text:c="2"/></text:span><text:span text:style-name="T9">Використання float.h</text:span></text:p>
      <text:p text:style-name="P2">Локалізація дійсного типу. Бібліотека та використання flt_env.h</text:p>
      <text:p text:style-name="P3">Комплексний тип даних.</text:p>
      <text:p text:style-name="P5"/>
      <text:p text:style-name="P5"><text:soft-page-break/></text:p>
      <text:p text:style-name="P7"><text:span text:style-name="T6"><text:s text:c="2"/>В</text:span><text:span text:style-name="T7">икористання математичної бібліотеки math.h </text:span></text:p>
      <text:p text:style-name="P9"><text:span text:style-name="T10"><text:s text:c="2"/>В</text:span><text:span text:style-name="T4">икористання математичної бібліотеки </text:span><text:span text:style-name="T5">tg</text:span><text:span text:style-name="T4">math.h</text:span></text:p>
      <text:p text:style-name="P14"/>
      <text:p text:style-name="P15">3. <text:span text:style-name="T12">Лекція </text:span>2<text:span text:style-name="T12">: </text:span>Масиви та вказівники. Рядки Сі — 38 // <text:span text:style-name="T13">106</text:span></text:p>
      <text:p text:style-name="P15"/>
      <text:p text:style-name="P15">Масиви в С. Декларація масивів, ініціалізація масивів.</text:p>
      <text:p text:style-name="P15">Багатоіндексні масиви</text:p>
      <text:p text:style-name="P15">Вказівник. Операції над вказівниками. Бібліотека stddef.h. Зв’язок</text:p>
      <text:p text:style-name="P15">вказівників та масивів. Безрозмірні масиви.</text:p>
      <text:p text:style-name="P15">Робота з пам’яттю. Функції з stdlib.h.</text:p>
      <text:p text:style-name="P15">Символьний тип та масиви символів.</text:p>
      <text:p text:style-name="P15">Рядковий тип. Введення, виведення рядку. Функції для роботи з</text:p>
      <text:p text:style-name="P15">рядком (string.h, stdlib.h). Бібліотека ctype.h. Перетворення</text:p>
      <text:p text:style-name="P15">числових типів до рядку та навпак</text:p>
      <text:p text:style-name="P15"/>
      <text:p text:style-name="P28"><text:s text:c="2"/></text:p>
      <text:p text:style-name="P15"/>
      <text:p text:style-name="P15">4. Лекція 3: Функції на Сі. Області дії та специфікатори функцій — 44 с. // <text:span text:style-name="T13">150</text:span></text:p>
      <text:p text:style-name="P15"/>
      <text:p text:style-name="P15">Функції та процедурне програмування. Опис функції на Сі. Тип void. Прототипування функцій. Рекурсія</text:p>
      <text:p text:style-name="P15">Масиви та вказівники як аргументи функцій. Як повернути вказівник з функції. Вказівники на функцію.</text:p>
      <text:p text:style-name="P15">Функція з довільним числом аргументів (stdarg.h).</text:p>
      <text:p text:style-name="P15">Типи змінних та області дії змінних. Локальні змінні. Глобальна змінні. Формальні параметри(аргументи функції).</text:p>
      <text:p text:style-name="P15">Змінні оточення.</text:p>
      <text:p text:style-name="P15">Шляхи передачі значень у функцію.</text:p>
      <text:p text:style-name="P15">Головна функція та робота з командним рядком</text:p>
      <text:p text:style-name="P15">Специфікатори змінних. Специфікатори зберігання та специфікатори доступу</text:p>
      <text:p text:style-name="P15">Специфікатори функцій.</text:p>
      <text:p text:style-name="P15">Перетворення типів</text:p>
      <text:p text:style-name="P15"/>
      <text:p text:style-name="P15"/>
      <text:p text:style-name="P27">Локалізація. Бібліотека locale.h </text:p>
      <text:p text:style-name="P8"><text:span text:style-name="T7"><text:s/></text:span><text:span text:style-name="T8">Юнікод.</text:span></text:p>
      <text:p text:style-name="P29">Широкі символи</text:p>
      <text:p text:style-name="P4">Робота з часом</text:p>
      <text:p text:style-name="P6">Робота з оточенням</text:p>
      <text:p text:style-name="P15"/>
      <text:p text:style-name="P16">5. Лекція 4: <text:span text:style-name="T14">Типи даних, що визначені користувачем. Структури. Робота з файлами — 34 // 184</text:span></text:p>
      <text:p text:style-name="P16"><text:soft-page-break/></text:p>
      <text:p text:style-name="P17">Структури. Декларація та ініціалізація структур. Анонімна структура.</text:p>
      <text:p text:style-name="P17">Визначення власного типу (ключове слово typedef). Вказівники на структури.</text:p>
      <text:p text:style-name="P17"/>
      <text:p text:style-name="P11">Бітові структури</text:p>
      <text:p text:style-name="P11">Обєднання</text:p>
      <text:p text:style-name="P11">Перерахування</text:p>
      <text:p text:style-name="P11"/>
      <text:p text:style-name="P17"/>
      <text:p text:style-name="P17">Робота з файлами. Текстові та бінарні файли. Відкриття файлів та файлові</text:p>
      <text:p text:style-name="P17">змінні.</text:p>
      <text:p text:style-name="P17">Робота з символьними та текстовими файлами.</text:p>
      <text:p text:style-name="P17">Робота з бінарними файлами.</text:p>
      <text:p text:style-name="P17"/>
      <text:p text:style-name="P17"/>
      <text:p text:style-name="P15"/>
      <text:p text:style-name="P17">6. Лекція 5: <text:span text:style-name="T15">Модульність. Компіляція та робота програмних застосувань, що складаються з декількох файлів — 39 // 223</text:span></text:p>
      <text:p text:style-name="P17"/>
      <text:p text:style-name="P18">Модульність. Розділення програм на два чи більше файли. Директива include.</text:p>
      <text:p text:style-name="P18">Бібліотеки. Статичні та динамічні бібліотеки.</text:p>
      <text:p text:style-name="P18">Компіляція у бібліотеки та компіляція разом з бібліотеками в різних</text:p>
      <text:p text:style-name="P18">середовищах. Makefile-ли та робота з Cmake.</text:p>
      <text:p text:style-name="P18"/>
      <text:p text:style-name="P18"/>
      <text:p text:style-name="P11">Макроси</text:p>
      <text:p text:style-name="P11"/>
      <text:p text:style-name="P11">Процеси. Багатопоточність</text:p>
      <text:p text:style-name="P11"/>
      <text:p text:style-name="P11">Робота з асемблером та розширення Сі</text:p>
      <text:p text:style-name="P18"/>
      <text:p text:style-name="P18"/>
      <text:p text:style-name="P18">7. <text:span text:style-name="T14">Лекція 6: Вступ до Сі++. Потокове введення-виведення Сі++. Робота з памттю на Сі++. - 29 // 252</text:span></text:p>
      <text:p text:style-name="P19"/>
      <text:p text:style-name="P19">Відмінності Сі++ від Сі.</text:p>
      <text:p text:style-name="P19">Стандартні потоки Сі++. Форматування потокового вводу та виводу.</text:p>
      <text:p text:style-name="P19">Бібліотеки iostream, stream та його наслідники. Бібліотека iomanip.</text:p>
      <text:p text:style-name="P19">Робота з файлами в потоках введення-виведення.</text:p>
      <text:p text:style-name="P19">Булевий тип. Перевантаження функцій. Робота з посиланнями.</text:p>
      <text:p text:style-name="P19">Видалення та видалення пам’яті за допомогою new/delete.</text:p>
      <text:p text:style-name="P19"/>
      <text:p text:style-name="P20">8. Лекція 7: Об’єктно-орієнтоване програмування — <text:span text:style-name="T16">28 // 280</text:span></text:p>
      <text:p text:style-name="P20"/>
      <text:p text:style-name="P20">Об’єктно-орієнтоване програмування. Абстракція, методи та члени класу.</text:p>
      <text:p text:style-name="P20"><text:soft-page-break/>Створення класів за допомогою struct та class. Інкапсуляція. Різниця між public</text:p>
      <text:p text:style-name="P20">та private.</text:p>
      <text:p text:style-name="P20">Конструктори та деструктори.</text:p>
      <text:p text:style-name="P20">Статичні методи та члени класу. </text:p>
      <text:p text:style-name="P20"/>
      <text:p text:style-name="P20"><text:span text:style-name="T17">9</text:span>. Лекція <text:span text:style-name="T17">8</text:span>: Об’єктно-орієнтоване програмування <text:span text:style-name="T17">(наслідування). Вбудований клас рядок(string)</text:span> — <text:span text:style-name="T18">34 <text:s/>// 314</text:span></text:p>
      <text:p text:style-name="P20"/>
      <text:p text:style-name="P21">Наслідування. Типи доступу та наслідування <text:span text:style-name="T19">(тип protected)</text:span>. Типи наслідування <text:span text:style-name="T19">C++</text:span>.</text:p>
      <text:p text:style-name="P21">Множинне наслідування. </text:p>
      <text:p text:style-name="P21">Перевантаження методів. Перевантаження операторів.</text:p>
      <text:p text:style-name="P21">Ключове слово virtual та його використання для коректного перевантаження методів класів.</text:p>
      <text:p text:style-name="P21">Клас рядків, його конструктори, методи та використання.</text:p>
      <text:p text:style-name="P20"/>
      <text:p text:style-name="P22">10. Лекція 9: Перетворення типів — 16. Виключення — 12 // <text:span text:style-name="T13">342</text:span></text:p>
      <text:p text:style-name="P22"/>
      <text:p text:style-name="P23">Неявні перетворення. Ключове слово explicit. Явні перетворення: C-style, static_cast, const_cast, dynamic_cast, reinterpret_cast. Оператор typeid. <text:s/>Особливості перетворень їєрархій класів — перетворення вгору/вниз. </text:p>
      <text:p text:style-name="P24">Понятття виключень та їх особливості в Сі++. Блок throw/try/catch. Клас std::exception, стандартн<text:span text:style-name="T20">і</text:span> виключення та створення власного виключення.</text:p>
      <text:p text:style-name="P22"/>
      <text:p text:style-name="P22">11. Лекція 10: <text:s/><text:span text:style-name="T21">Простори імен (Namespaces) — 11. Шаблони функцій та шаблони класів — 24 // 377</text:span></text:p>
      <text:p text:style-name="P22"/>
      <text:p text:style-name="P25">Створення просторів імен. Ключові слова using, namspace. Розширення просторів імен. Доступ до елементів в просторах імен.</text:p>
      <text:p text:style-name="P25">Шаблони функцій. Ключове слово template. Перевантаження шаблонів функцій. </text:p>
      <text:p text:style-name="P25">Шаблони класів. Спеціалізація шаблонів класів. Багатофайлове використання шаблонів функцій та класів. Наслідування шаблонів класів. </text:p>
      <text:p text:style-name="P22"/>
      <text:p text:style-name="P13">12. <text:span text:style-name="tlid-translation"><text:span text:style-name="T1">Лекція 11: Стандартна бібліотека шаблонів STL: контейнери адаптори та послідовні контейнери — 25 // </text:span></text:span><text:span text:style-name="tlid-translation"><text:span text:style-name="T2">402</text:span></text:span></text:p>
      <text:p text:style-name="P13"><text:span text:style-name="tlid-translation"><text:span text:style-name="T2"/></text:span></text:p>
      <text:p text:style-name="P13"><text:span text:style-name="tlid-translation"><text:span text:style-name="T3">Шаблон пари.</text:span></text:span></text:p>
      <text:p text:style-name="P13"><text:span text:style-name="tlid-translation"><text:span text:style-name="T3">Асоціативні контейнери: stack, queue, priority_queue.</text:span></text:span></text:p>
      <text:p text:style-name="P13"><text:span text:style-name="tlid-translation"><text:span text:style-name="T3">Послідовні контейнери: deque, vector, list. </text:span></text:span></text:p>
      <text:p text:style-name="P13"><text:span text:style-name="tlid-translation"><text:span text:style-name="T1"/></text:span></text:p>
      <text:p text:style-name="P13"><text:span text:style-name="tlid-translation"><text:span text:style-name="T1">13. Лекція 12: Стандартна бібліотека шаблонів STL: ітератори та асоціативні контейнери — 33 // </text:span></text:span><text:span text:style-name="tlid-translation"><text:span text:style-name="T2">427</text:span></text:span></text:p>
      <text:p text:style-name="P13"><text:span text:style-name="tlid-translation"><text:span text:style-name="T1"/></text:span></text:p>
      <text:p text:style-name="P13"><text:span text:style-name="tlid-translation"><text:span text:style-name="T3">Ітератори в </text:span></text:span><text:span text:style-name="tlid-translation"><text:span text:style-name="T1">STL. </text:span></text:span><text:span text:style-name="tlid-translation"><text:span text:style-name="T3">Їх використання. Додаткові методи бібліотеки iterator.</text:span></text:span></text:p>
      <text:p text:style-name="P13"><text:span text:style-name="tlid-translation"><text:span text:style-name="T3">Асоціативні контейнери:set/multiset, map/multimap. </text:span></text:span></text:p>
      <text:p text:style-name="P13"><text:soft-page-break/><text:span text:style-name="tlid-translation"><text:span text:style-name="T3">Додаткові можливості стандарту Сі++11 для </text:span></text:span><text:span text:style-name="tlid-translation"><text:span text:style-name="T1">STL</text:span></text:span></text:p>
      <text:p text:style-name="P13"><text:span text:style-name="tlid-translation"><text:span text:style-name="T1">14. Лекція 13: Стандартна бібліотека шаблонів STL: алгорітми та функтори — 43 // </text:span></text:span><text:span text:style-name="tlid-translation"><text:span text:style-name="T2">470</text:span></text:span></text:p>
      <text:p text:style-name="P13"><text:span text:style-name="tlid-translation"><text:span text:style-name="T2"/></text:span></text:p>
      <text:p text:style-name="P13"><text:span text:style-name="tlid-translation"><text:span text:style-name="T3">Бібліотека алгоритмів algorithm. Бібліотека алгоритмів numeric. Функтори, предікати та їх використання в алгоритмах </text:span></text:span><text:span text:style-name="tlid-translation"><text:span text:style-name="T1">STL. </text:span></text:span><text:span text:style-name="tlid-translation"><text:span text:style-name="T3">Стандартні функтори бібліотеки functional</text:span></text:span></text:p>
      <text:p text:style-name="P13"><text:span text:style-name="tlid-translation"><text:span text:style-name="T1"/></text:span></text:p>
      <text:p text:style-name="P13"><text:span text:style-name="tlid-transl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Îcecece3fñf1f1f13fíededed3fîeeeeee3fâe2e2e23fíededed3fîeeeeee3fée9e9e93f_20_òf2f2f23fåe5e5e53fêeaeaea3fñf1f1f13fòf2f2f23f" style:display-name="Îcecece3fñf1f1f13fíededed3fîeeeeee3fâe2e2e23fíededed3fîeeeeee3fée9e9e93f òf2f2f23fåe5e5e53fêeaeaea3fñf1f1f13fòf2f2f23f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  <style:text-properties fo:language="en" fo:country="US"/>
    </style:style>
    <style:style style:name="Основной_20_шрифт_20_абзаца" style:display-name="Основной шрифт абзаца" style:family="text"/>
    <style:style style:name="tlid-translation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00:08.616714540</meta:creation-date>
    <dc:date>2021-01-25T18:06:17.316447680</dc:date>
    <meta:editing-duration>PT6M8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5" meta:paragraph-count="116" meta:word-count="829" meta:character-count="6291" meta:non-whitespace-character-count="5530"/>
  </office:meta>
</office:document-meta>
</file>